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5pt" officeooo:paragraph-rsid="000e6b83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4pt" officeooo:rsid="0012bd5b" officeooo:paragraph-rsid="001a454b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2bd5b" officeooo:paragraph-rsid="0012bd5b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a2ed1" officeooo:paragraph-rsid="001a2ed1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cf140" officeooo:paragraph-rsid="001cf140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officeooo:paragraph-rsid="001c6c24"/>
    </style:style>
    <style:style style:name="P8" style:family="paragraph" style:parent-style-name="Standard">
      <style:paragraph-properties fo:text-align="start" style:justify-single-word="false"/>
      <style:text-properties fo:font-size="14pt" officeooo:rsid="00173e9c" officeooo:paragraph-rsid="00205ca3" style:font-size-asian="14pt" style:font-size-complex="14pt"/>
    </style:style>
    <style:style style:name="T1" style:family="text">
      <style:text-properties officeooo:rsid="0014a0c8"/>
    </style:style>
    <style:style style:name="T2" style:family="text">
      <style:text-properties officeooo:rsid="0015d417"/>
    </style:style>
    <style:style style:name="T3" style:family="text">
      <style:text-properties officeooo:rsid="00173e9c"/>
    </style:style>
    <style:style style:name="T4" style:family="text">
      <style:text-properties officeooo:rsid="0017fb8b"/>
    </style:style>
    <style:style style:name="T5" style:family="text">
      <style:text-properties officeooo:rsid="001e3266"/>
    </style:style>
    <style:style style:name="T6" style:family="text">
      <style:text-properties officeooo:rsid="001f3b84"/>
    </style:style>
    <style:style style:name="T7" style:family="text">
      <style:text-properties fo:font-size="14pt" officeooo:rsid="001c6c24" style:font-size-asian="14pt" style:font-size-complex="14pt"/>
    </style:style>
    <style:style style:name="T8" style:family="text">
      <style:text-properties fo:font-size="14pt" officeooo:rsid="001cb58e" style:font-size-asian="14pt" style:font-size-complex="14pt"/>
    </style:style>
    <style:style style:name="T9" style:family="text">
      <style:text-properties officeooo:rsid="00205ca3"/>
    </style:style>
    <style:style style:name="T10" style:family="text">
      <style:text-properties officeooo:rsid="0012bd5b"/>
    </style:style>
    <style:style style:name="T11" style:family="text">
      <style:text-properties officeooo:rsid="0020ec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Phần mềm soạn nhạc: Lilypond 2.22, Frescobaldi 3.0</text:p>
      <text:p text:style-name="P3">Phần mềm khác: LibreOffice <text:span text:style-name="T6">7</text:span>, <text:span text:style-name="T4">Ubuntu 20</text:span>, <text:span text:style-name="T1">pdflatex 3, </text:span><text:span text:style-name="T2">pdftk 3</text:span></text:p>
      <text:p text:style-name="P5">Ảnh bìa: https://publicdomainvectors.org/download.php?file=Deer-2-.svg</text:p>
      <text:p text:style-name="P7"><text:span text:style-name="T7">Nguồn: https://github.com/dhoangtu/thanh</text:span><text:span text:style-name="T8">vinhdapca-lmgbtranthanhcao</text:span></text:p>
      <text:p text:style-name="P6">Phông chữ: Liberation Serif</text:p>
      <text:p text:style-name="P8"><text:span text:style-name="T9">In l</text:span><text:span text:style-name="T10">ần </text:span><text:span text:style-name="T9">thứ 2</text:span> tháng <text:span text:style-name="T11">8</text:span>/2021 <text:span text:style-name="T5">tại Gx. Đồng Tiến, Gp. Sài Gò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122cm" fo:margin-right="3.06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7:11:47.534755946</meta:creation-date>
    <dc:date>2021-07-24T22:27:59.757590693</dc:date>
    <meta:editing-duration>PT8H29M5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1" meta:paragraph-count="6" meta:word-count="41" meta:character-count="329" meta:non-whitespace-character-count="294"/>
  </office:meta>
</office:document-meta>
</file>